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9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02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7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02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7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24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22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4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8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9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94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8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1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4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0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1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0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8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6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78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6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0.48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42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03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70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8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svg:stroke-width="0.017cm" svg:stroke-color="#100f0d" draw:stroke-linejoin="miter" svg:stroke-linecap="butt" draw:fill="none" fo:padding-top="0.008cm" fo:padding-bottom="0.008cm" fo:padding-left="0.008cm" fo:padding-right="0.008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15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70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3.46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9.18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18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2.57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93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00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12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cm" fo:min-width="17.93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fo:min-height="1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0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54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35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44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7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7.82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solid" svg:stroke-width="0.026cm" svg:stroke-color="#100f0d" draw:stroke-linejoin="miter" svg:stroke-linecap="butt" draw:fill="none" fo:padding-top="0.013cm" fo:padding-bottom="0.013cm" fo:padding-left="0.013cm" fo:padding-right="0.013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1.8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53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4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8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57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97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84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1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5.641cm" fo:min-width="24.97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3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4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5pt" style:font-size-complex="15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color="#000000" style:font-name="TimesNewRoman1" fo:font-size="10pt" style:font-size-asian="10pt" style:font-name-complex="TimesNewRoman1" style:font-size-complex="10pt"/>
    </style:style>
    <style:style style:name="T2" style:family="text">
      <style:text-properties fo:color="#000000" style:font-name="TimesNewRomanPS1" fo:font-size="10pt" fo:font-weight="bold" style:font-size-asian="10pt" style:font-name-complex="TimesNewRomanPS1" style:font-size-complex="10pt" style:font-weight-complex="bold"/>
    </style:style>
    <style:style style:name="T3" style:family="text">
      <style:text-properties fo:color="#000000" style:font-name="TimesNewRoman1" fo:font-size="10pt" style:text-underline-style="solid" style:text-underline-width="auto" style:text-underline-color="font-color" style:font-size-asian="10pt" style:font-name-complex="TimesNewRoman1" style:font-size-complex="10pt"/>
    </style:style>
    <style:style style:name="T4" style:family="text">
      <style:text-properties fo:color="#000000" style:font-name="TimesNewRomanPS1" fo:font-size="10pt" fo:font-style="italic" fo:font-weight="normal" style:font-size-asian="10pt" style:font-style-asian="italic" style:font-weight-asian="normal" style:font-name-complex="TimesNewRomanPS1" style:font-size-complex="10pt" style:font-style-complex="italic" style:font-weight-complex="normal"/>
    </style:style>
    <style:style style:name="T5" style:family="text">
      <style:text-properties fo:color="#000000" style:font-name="TimesNewRomanPS1" fo:font-size="10pt" fo:font-style="italic" style:font-size-asian="10pt" style:font-name-complex="TimesNewRomanPS1" style:font-size-complex="10pt" style:font-style-complex="italic"/>
    </style:style>
    <style:style style:name="T6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7" style:family="text">
      <style:text-properties fo:color="#000000" style:font-name="TimesNewRomanPS1" fo:font-size="12pt" style:text-underline-style="none" fo:font-weight="normal" style:font-size-asian="12pt" style:font-weight-asian="normal" style:font-name-complex="TimesNewRomanPS1" style:font-size-complex="12pt" style:font-weight-complex="normal"/>
    </style:style>
    <style:style style:name="T8" style:family="text">
      <style:text-properties fo:color="#000000" style:font-name="TimesNewRomanPS1" fo:font-size="12pt" style:text-underline-style="none" fo:font-weight="bold" style:font-size-asian="12pt" style:font-weight-asian="bold" style:font-name-complex="TimesNewRomanPS1" style:font-size-complex="12pt" style:font-weight-complex="bold"/>
    </style:style>
    <style:style style:name="T9" style:family="text">
      <style:text-properties fo:color="#000000" style:font-name="TimesNewRoman1" fo:font-size="12pt" style:font-size-asian="15pt" style:font-name-complex="TimesNewRoman1" style:font-size-complex="15pt"/>
    </style:style>
    <style:style style:name="T10" style:family="text">
      <style:text-properties fo:color="#000000" style:font-name="TimesNewRoman1" fo:font-size="12pt" style:font-size-asian="12pt" style:font-name-complex="TimesNewRoman1" style:font-size-complex="12pt"/>
    </style:style>
    <style:style style:name="T11" style:family="text">
      <style:text-properties fo:color="#000000" style:font-name="TimesNewRoman1" fo:font-size="12pt" style:text-underline-style="none" style:font-size-asian="15pt" style:font-name-complex="TimesNewRoman1" style:font-size-complex="15pt"/>
    </style:style>
    <style:style style:name="T12" style:family="text">
      <style:text-properties fo:color="#000000" style:font-name="TimesNewRoman1" fo:font-size="10pt" style:text-underline-style="none" style:font-size-asian="10pt" style:font-name-complex="TimesNewRoman1" style:font-size-complex="10pt"/>
    </style:style>
    <style:style style:name="T13" style:family="text">
      <style:text-properties fo:color="#000000" style:font-name="TimesNewRoman1" fo:font-size="10pt" fo:font-weight="normal" style:font-size-asian="10pt" style:font-weight-asian="normal" style:font-name-complex="TimesNewRoman1" style:font-size-complex="10pt" style:font-weight-complex="normal"/>
    </style:style>
    <style:style style:name="T14" style:family="text">
      <style:text-properties fo:color="#000000" style:font-name="TimesNewRoman1" fo:font-size="9pt" style:font-size-asian="9pt" style:font-name-complex="TimesNewRoman1" style:font-size-complex="9pt"/>
    </style:style>
    <style:style style:name="T15" style:family="text">
      <style:text-properties fo:color="#000000" style:font-name="TimesNewRoman1" fo:font-size="8pt" style:font-size-asian="8pt" style:font-name-complex="TimesNewRoman1" style:font-size-complex="8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color="#000000" style:font-name="TimesNewRomanPS1" fo:font-size="9pt" fo:font-weight="bold" style:font-size-asian="9pt" style:font-name-complex="TimesNewRomanPS1" style:font-size-complex="9pt" style:font-weight-complex="bold"/>
    </style:style>
    <style:style style:name="T18" style:family="text">
      <style:text-properties fo:color="#000000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19" style:family="text">
      <style:text-properties fo:color="#000000" style:font-name="TimesNewRoman1" fo:font-size="12pt" style:text-underline-style="solid" style:text-underline-width="auto" style:text-underline-color="font-color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2cm" svg:height="0.39cm" svg:x="1.669cm" svg:y="8.12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1.994cm" svg:height="0.412cm" svg:x="1.7cm" svg:y="8.1cm">
          <draw:text-box draw:corner-radius="0.2cm">
            <text:p text:style-name="P1"><text:span text:style-name="T2">1. <text:s/>Тема:</text:span></text:p>
          </draw:text-box>
        </draw:frame>
        <draw:frame draw:style-name="gr3" draw:text-style-name="P2" draw:layer="layout" svg:width="16.025cm" svg:height="0.39cm" svg:x="3.197cm" svg:y="8.121cm">
          <draw:text-box>
            <text:p text:style-name="P1"><text:span text:style-name="T1"><text:s text:c="6"/></text:span><text:span text:style-name="T3"><text:s text:c="32"/></text:span><text:span text:style-name="T3">Программирование на интерпретируемых командных языках <text:s text:c="36"/></text:span></text:p>
          </draw:text-box>
        </draw:frame>
        <draw:frame draw:style-name="gr4" draw:text-style-name="P2" draw:layer="layout" svg:width="17.871cm" svg:height="0.39cm" svg:x="1.669cm" svg:y="8.526cm">
          <draw:text-box>
            <text:p text:style-name="P1"><text:span text:style-name="T1"><text:s text:c="7"/></text:span><text:span text:style-name="T3"><text:s text:c="189"/></text:span></text:p>
          </draw:text-box>
        </draw:frame>
        <draw:frame draw:style-name="gr5" draw:text-style-name="P2" draw:layer="layout" svg:width="3.672cm" svg:height="0.412cm" svg:x="1.669cm" svg:y="9.325cm">
          <draw:text-box>
            <text:p text:style-name="P1"><text:span text:style-name="T2">2. <text:s/>Цель работы:</text:span></text:p>
          </draw:text-box>
        </draw:frame>
        <draw:frame draw:style-name="gr6" draw:text-style-name="P2" draw:layer="layout" svg:width="15.026cm" svg:height="0.39cm" svg:x="4.473cm" svg:y="9.338cm">
          <draw:text-box>
            <text:p text:style-name="P1"><text:span text:style-name="T1"><text:s text:c="10"/></text:span><text:span text:style-name="T3"><text:s text:c="3"/></text:span><text:span text:style-name="T3">Составить программу выполнения заданных действий над файлами на интерпретируемом </text:span></text:p>
          </draw:text-box>
        </draw:frame>
        <draw:frame draw:style-name="gr4" draw:text-style-name="P2" draw:layer="layout" svg:width="17.871cm" svg:height="0.39cm" svg:x="1.669cm" svg:y="9.744cm">
          <draw:text-box>
            <text:p text:style-name="P1"><text:span text:style-name="T1"><text:s text:c="7"/></text:span><text:span text:style-name="T3"><text:s/></text:span><text:span text:style-name="T3">командном языке OC UNIX Bash. <text:s text:c="131"/></text:span></text:p>
          </draw:text-box>
        </draw:frame>
        <draw:frame draw:style-name="gr4" draw:text-style-name="P2" draw:layer="layout" svg:width="17.871cm" svg:height="0.39cm" svg:x="1.7cm" svg:y="10.1cm">
          <draw:text-box>
            <text:p text:style-name="P1"><text:span text:style-name="T1"><text:s text:c="7"/></text:span><text:span text:style-name="T3"><text:s text:c="190"/></text:span></text:p>
          </draw:text-box>
        </draw:frame>
        <draw:frame draw:style-name="gr4" draw:text-style-name="P2" draw:layer="layout" svg:width="17.871cm" svg:height="0.39cm" svg:x="1.669cm" svg:y="10.555cm">
          <draw:text-box>
            <text:p text:style-name="P1"><text:span text:style-name="T1"><text:s text:c="7"/></text:span><text:span text:style-name="T1">_______________________________________________________________________________________________ </text:span></text:p>
          </draw:text-box>
        </draw:frame>
        <draw:frame draw:style-name="gr7" draw:text-style-name="P2" draw:layer="layout" svg:width="5.679cm" svg:height="0.412cm" svg:x="1.669cm" svg:y="11.353cm">
          <draw:text-box>
            <text:p text:style-name="P1"><text:span text:style-name="T2">3. <text:s/>Задание <text:s/></text:span><text:span text:style-name="T4">(вариант № 15):</text:span></text:p>
          </draw:text-box>
        </draw:frame>
        <draw:frame draw:style-name="gr8" draw:text-style-name="P2" draw:layer="layout" svg:width="13.248cm" svg:height="0.39cm" svg:x="7.252cm" svg:y="11.366cm">
          <draw:text-box>
            <text:p text:style-name="P1"><text:span text:style-name="T3"><text:s/></text:span><text:span text:style-name="T3">Удлинение файлов с указанным суффиксом до заданной длины путём <text:s text:c="14"/></text:span></text:p>
          </draw:text-box>
        </draw:frame>
        <draw:frame draw:style-name="gr9" draw:text-style-name="P2" draw:layer="layout" svg:width="17.96cm" svg:height="0.39cm" svg:x="1.569cm" svg:y="11.772cm">
          <draw:text-box>
            <text:p text:style-name="P1"><text:span text:style-name="T1"><text:s text:c="9"/></text:span><text:span text:style-name="T3"><text:s/></text:span><text:span text:style-name="T3">присоединения к ним необходимого числа копий некоторого файла. <text:s text:c="72"/></text:span></text:p>
          </draw:text-box>
        </draw:frame>
        <draw:frame draw:style-name="gr9" draw:text-style-name="P2" draw:layer="layout" svg:width="17.96cm" svg:height="0.39cm" svg:x="1.669cm" svg:y="12.178cm">
          <draw:text-box>
            <text:p text:style-name="P1"><text:span text:style-name="T1"><text:s text:c="8"/></text:span><text:span text:style-name="T3"><text:s text:c="190"/></text:span></text:p>
          </draw:text-box>
        </draw:frame>
        <draw:frame draw:style-name="gr9" draw:text-style-name="P2" draw:layer="layout" svg:width="17.96cm" svg:height="0.39cm" svg:x="1.669cm" svg:y="12.583cm">
          <draw:text-box>
            <text:p text:style-name="P1"><text:span text:style-name="T1"><text:s text:c="8"/></text:span><text:span text:style-name="T3"><text:s text:c="190"/></text:span></text:p>
          </draw:text-box>
        </draw:frame>
        <draw:frame draw:style-name="gr9" draw:text-style-name="P2" draw:layer="layout" svg:width="17.96cm" svg:height="0.39cm" svg:x="1.669cm" svg:y="12.989cm">
          <draw:text-box>
            <text:p text:style-name="P1"><text:span text:style-name="T1"><text:s text:c="8"/></text:span><text:span text:style-name="T3"><text:s text:c="190"/></text:span></text:p>
          </draw:text-box>
        </draw:frame>
        <draw:frame draw:style-name="gr9" draw:text-style-name="P2" draw:layer="layout" svg:width="17.96cm" svg:height="0.39cm" svg:x="1.669cm" svg:y="13.395cm">
          <draw:text-box>
            <text:p text:style-name="P1"><text:span text:style-name="T1"><text:s text:c="8"/></text:span><text:span text:style-name="T1">_______________________________________________________________________________________________</text:span></text:p>
          </draw:text-box>
        </draw:frame>
        <draw:frame draw:style-name="gr10" draw:text-style-name="P2" draw:layer="layout" svg:width="7.225cm" svg:height="0.412cm" svg:x="1.669cm" svg:y="14.193cm">
          <draw:text-box>
            <text:p text:style-name="P1"><text:span text:style-name="T2">4. <text:s/>Оборудование </text:span><text:span text:style-name="T4">(лабораторное):</text:span><text:span text:style-name="T2"> </text:span></text:p>
          </draw:text-box>
        </draw:frame>
        <draw:frame draw:style-name="gr11" draw:text-style-name="P2" draw:layer="layout" svg:width="17.985cm" svg:height="0.39cm" svg:x="1.669cm" svg:y="14.612cm">
          <draw:text-box>
            <text:p text:style-name="P1"><text:span text:style-name="T1"><text:s text:c="8"/></text:span><text:span text:style-name="T1">ЭВМ ______________, процессор _____________, имя узла сети __________________ с <text:s text:c="2"/>ОП ______________ Мб,</text:span></text:p>
          </draw:text-box>
        </draw:frame>
        <draw:frame draw:style-name="gr12" draw:text-style-name="P2" draw:layer="layout" svg:width="17.875cm" svg:height="0.39cm" svg:x="1.669cm" svg:y="15.018cm">
          <draw:text-box>
            <text:p text:style-name="P1"><text:span text:style-name="T1"><text:s text:c="8"/></text:span><text:span text:style-name="T1">НМД __________ Мб. <text:s/>Терминал __________ адрес __________________. Принтер <text:s/>_________________________</text:span></text:p>
          </draw:text-box>
        </draw:frame>
        <draw:frame draw:style-name="gr13" draw:text-style-name="P2" draw:layer="layout" svg:width="17.947cm" svg:height="0.39cm" svg:x="1.669cm" svg:y="15.423cm">
          <draw:text-box>
            <text:p text:style-name="P1"><text:span text:style-name="T1"><text:s text:c="8"/></text:span><text:span text:style-name="T1">Другие устройства <text:s/>____________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15.829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14" draw:text-style-name="P2" draw:layer="layout" svg:width="10.84cm" svg:height="0.412cm" svg:x="1.669cm" svg:y="16.627cm">
          <draw:text-box>
            <text:p text:style-name="P1"><text:span text:style-name="T5"><text:s text:c="8"/></text:span><text:span text:style-name="T5">Оборудование ПЭВМ студента, если использовалось:</text:span></text:p>
          </draw:text-box>
        </draw:frame>
        <draw:frame draw:style-name="gr15" draw:text-style-name="P2" draw:layer="layout" svg:width="17.896cm" svg:height="0.39cm" svg:x="1.569cm" svg:y="17.046cm">
          <draw:text-box>
            <text:p text:style-name="P1"><text:span text:style-name="T1"><text:s text:c="8"/></text:span><text:span text:style-name="T1">Процессор </text:span><text:span text:style-name="T3"><text:s text:c="45"/></text:span><text:span text:style-name="T1"><text:s text:c="2"/>с ОП ______ Мб, НМД _____ Мб. <text:s/>Монитор </text:span><text:span text:style-name="T3">________________________</text:span></text:p>
          </draw:text-box>
        </draw:frame>
        <draw:frame draw:style-name="gr13" draw:text-style-name="P2" draw:layer="layout" svg:width="17.947cm" svg:height="0.39cm" svg:x="1.669cm" svg:y="17.452cm">
          <draw:text-box>
            <text:p text:style-name="P1"><text:span text:style-name="T1"><text:s text:c="8"/></text:span><text:span text:style-name="T1">Другие устройства </text:span><text:span text:style-name="T3"><text:s text:c="156"/></text:span></text:p>
          </draw:text-box>
        </draw:frame>
        <draw:frame draw:style-name="gr9" draw:text-style-name="P2" draw:layer="layout" svg:width="17.96cm" svg:height="0.39cm" svg:x="1.669cm" svg:y="17.857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16" draw:text-style-name="P2" draw:layer="layout" svg:width="9.946cm" svg:height="0.412cm" svg:x="1.669cm" svg:y="18.656cm">
          <draw:text-box>
            <text:p text:style-name="P1"><text:span text:style-name="T2">5. <text:s/>Программное обеспечение (лабораторное):</text:span></text:p>
          </draw:text-box>
        </draw:frame>
        <draw:frame draw:style-name="gr17" draw:text-style-name="P2" draw:layer="layout" svg:width="0.984cm" svg:height="0.412cm" svg:x="1.669cm" svg:y="19.061cm">
          <draw:text-box>
            <text:p text:style-name="P1"><text:span text:style-name="T2"><text:s text:c="8"/></text:span></text:p>
          </draw:text-box>
        </draw:frame>
        <draw:frame draw:style-name="gr18" draw:text-style-name="P2" draw:layer="layout" svg:width="17.16cm" svg:height="0.39cm" svg:x="2.375cm" svg:y="19.074cm">
          <draw:text-box>
            <text:p text:style-name="P1"><text:span text:style-name="T1">Операционная система семейства ___________, наименование _______________________ <text:s/>версия _____________</text:span></text:p>
          </draw:text-box>
        </draw:frame>
        <draw:frame draw:style-name="gr19" draw:text-style-name="P2" draw:layer="layout" svg:width="10.429cm" svg:height="0.39cm" svg:x="1.669cm" svg:y="19.48cm">
          <draw:text-box>
            <text:p text:style-name="P1"><text:span text:style-name="T1"><text:s text:c="8"/></text:span><text:span text:style-name="T1">интерпретатор <text:s/>команд ________________ версия ____________</text:span></text:p>
          </draw:text-box>
        </draw:frame>
        <draw:frame draw:style-name="gr20" draw:text-style-name="P2" draw:layer="layout" svg:width="17.938cm" svg:height="0.39cm" svg:x="1.669cm" svg:y="19.886cm">
          <draw:text-box>
            <text:p text:style-name="P1"><text:span text:style-name="T1"><text:s text:c="8"/></text:span><text:span text:style-name="T1">Система программирования __________________________________________________ версия ________________</text:span></text:p>
          </draw:text-box>
        </draw:frame>
        <draw:frame draw:style-name="gr21" draw:text-style-name="P2" draw:layer="layout" svg:width="17.989cm" svg:height="0.39cm" svg:x="1.669cm" svg:y="20.292cm">
          <draw:text-box>
            <text:p text:style-name="P1"><text:span text:style-name="T1"><text:s text:c="8"/></text:span><text:span text:style-name="T1">Редактор текстов <text:s/>__________________________________________________________ версия _________________</text:span></text:p>
          </draw:text-box>
        </draw:frame>
        <draw:frame draw:style-name="gr22" draw:text-style-name="P2" draw:layer="layout" svg:width="17.909cm" svg:height="0.39cm" svg:x="1.669cm" svg:y="20.697cm">
          <draw:text-box>
            <text:p text:style-name="P1"><text:span text:style-name="T1"><text:s text:c="8"/></text:span><text:span text:style-name="T1">Утилиты операционной системы <text:s/>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1.103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23" draw:text-style-name="P2" draw:layer="layout" svg:width="17.93cm" svg:height="0.39cm" svg:x="1.669cm" svg:y="21.509cm">
          <draw:text-box>
            <text:p text:style-name="P1"><text:span text:style-name="T1"><text:s text:c="8"/></text:span><text:span text:style-name="T1">Прикладные системы и программы <text:s/>__________________________________________________________________</text:span></text:p>
          </draw:text-box>
        </draw:frame>
        <draw:frame draw:style-name="gr24" draw:text-style-name="P2" draw:layer="layout" svg:width="17.858cm" svg:height="0.39cm" svg:x="1.669cm" svg:y="21.914cm">
          <draw:text-box>
            <text:p text:style-name="P1"><text:span text:style-name="T1"><text:s text:c="8"/></text:span><text:span text:style-name="T1">Местонахождение и имена файлов программ и данных__________________________________________________</text:span></text:p>
          </draw:text-box>
        </draw:frame>
        <draw:frame draw:style-name="gr9" draw:text-style-name="P2" draw:layer="layout" svg:width="17.96cm" svg:height="0.39cm" svg:x="1.669cm" svg:y="22.32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25" draw:text-style-name="P2" draw:layer="layout" svg:width="0.713cm" svg:height="0.39cm" svg:x="1.669cm" svg:y="23.131cm">
          <draw:text-box>
            <text:p text:style-name="P1"><text:span text:style-name="T1"><text:s text:c="8"/></text:span></text:p>
          </draw:text-box>
        </draw:frame>
        <draw:frame draw:style-name="gr26" draw:text-style-name="P2" draw:layer="layout" svg:width="12.02cm" svg:height="0.412cm" svg:x="2.375cm" svg:y="23.118cm">
          <draw:text-box>
            <text:p text:style-name="P1"><text:span text:style-name="T5">Программное обеспечение ЭВМ студента, если использовалось:</text:span></text:p>
          </draw:text-box>
        </draw:frame>
        <draw:frame draw:style-name="gr27" draw:text-style-name="P2" draw:layer="layout" svg:width="0.883cm" svg:height="0.412cm" svg:x="1.669cm" svg:y="23.524cm">
          <draw:text-box>
            <text:p text:style-name="P1"><text:span text:style-name="T5"><text:s text:c="8"/></text:span></text:p>
          </draw:text-box>
        </draw:frame>
        <draw:frame draw:style-name="gr28" draw:text-style-name="P2" draw:layer="layout" svg:width="17.65cm" svg:height="0.39cm" svg:x="2.375cm" svg:y="23.537cm">
          <draw:text-box>
            <text:p text:style-name="P1"><text:span text:style-name="T1">Операционная система семейства _______, наименование __________________ версия _____________________</text:span></text:p>
          </draw:text-box>
        </draw:frame>
        <draw:frame draw:style-name="gr29" draw:text-style-name="P2" draw:layer="layout" svg:width="11.788cm" svg:height="0.39cm" svg:x="1.669cm" svg:y="23.943cm">
          <draw:text-box>
            <text:p text:style-name="P1"><text:span text:style-name="T1"><text:s text:c="8"/></text:span><text:span text:style-name="T1">интерпретатор команд </text:span><text:span text:style-name="T3">___________________</text:span><text:span text:style-name="T1"> версия </text:span><text:span text:style-name="T3">_____________</text:span><text:span text:style-name="T1">.</text:span></text:p>
          </draw:text-box>
        </draw:frame>
        <draw:frame draw:style-name="gr20" draw:text-style-name="P2" draw:layer="layout" svg:width="17.938cm" svg:height="0.39cm" svg:x="1.669cm" svg:y="24.349cm">
          <draw:text-box>
            <text:p text:style-name="P1"><text:span text:style-name="T1"><text:s text:c="8"/></text:span><text:span text:style-name="T1">Система программирования <text:s/>______________________________________________версия _______________</text:span></text:p>
          </draw:text-box>
        </draw:frame>
        <draw:frame draw:style-name="gr21" draw:text-style-name="P2" draw:layer="layout" svg:width="17.989cm" svg:height="0.39cm" svg:x="1.669cm" svg:y="24.754cm">
          <draw:text-box>
            <text:p text:style-name="P1"><text:span text:style-name="T1"><text:s text:c="8"/></text:span><text:span text:style-name="T1">Редактор текстов <text:s/></text:span><text:span text:style-name="T3">_________________________________________________________</text:span><text:span text:style-name="T1"> версия _______________</text:span></text:p>
          </draw:text-box>
        </draw:frame>
        <draw:frame draw:style-name="gr22" draw:text-style-name="P2" draw:layer="layout" svg:width="17.909cm" svg:height="0.39cm" svg:x="1.669cm" svg:y="25.16cm">
          <draw:text-box>
            <text:p text:style-name="P1"><text:span text:style-name="T1"><text:s text:c="8"/></text:span><text:span text:style-name="T1">Утилиты операционной системы <text:s/>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5.566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23" draw:text-style-name="P2" draw:layer="layout" svg:width="17.93cm" svg:height="0.39cm" svg:x="1.669cm" svg:y="25.971cm">
          <draw:text-box>
            <text:p text:style-name="P1"><text:span text:style-name="T1"><text:s text:c="8"/></text:span><text:span text:style-name="T1">Прикладные системы и программы <text:s/>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6.377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30" draw:text-style-name="P2" draw:layer="layout" svg:width="17.866cm" svg:height="0.39cm" svg:x="1.669cm" svg:y="26.783cm">
          <draw:text-box>
            <text:p text:style-name="P1"><text:span text:style-name="T1"><text:s text:c="8"/></text:span><text:span text:style-name="T1">Местонахождение и имена файлов программ и данных на домашнем компьютере ___________________________</text:span></text:p>
          </draw:text-box>
        </draw:frame>
        <draw:frame draw:style-name="gr9" draw:text-style-name="P2" draw:layer="layout" svg:width="17.96cm" svg:height="0.39cm" svg:x="1.669cm" svg:y="27.188cm">
          <draw:text-box>
            <text:p text:style-name="P1"><text:span text:style-name="T1"><text:s text:c="8"/></text:span><text:span text:style-name="T1">_________________________________________________________________________________________________</text:span></text:p>
          </draw:text-box>
        </draw:frame>
        <draw:frame draw:style-name="gr31" draw:text-style-name="P3" draw:layer="layout" svg:width="10.488cm" svg:height="0.505cm" svg:x="4.122cm" svg:y="1.523cm">
          <draw:text-box>
            <text:p text:style-name="P1"><text:span text:style-name="T6">Отчет по лабораторной работе №</text:span><text:span text:style-name="T7"> </text:span><text:span text:style-name="T8">21</text:span></text:p>
          </draw:text-box>
        </draw:frame>
        <draw:frame draw:style-name="gr32" draw:text-style-name="P4" draw:layer="layout" svg:width="6.424cm" svg:height="0.505cm" svg:x="13.3cm" svg:y="1.5cm">
          <draw:text-box>
            <text:p text:style-name="P1"><text:span text:style-name="T9">по</text:span><text:span text:style-name="T10"> кур</text:span><text:span text:style-name="T9">су</text:span><text:span text:style-name="T11"> Практикум на ЭВМ</text:span></text:p>
          </draw:text-box>
        </draw:frame>
        <draw:frame draw:style-name="gr33" draw:text-style-name="P2" draw:layer="layout" svg:width="12.034cm" svg:height="0.39cm" svg:x="6.847cm" svg:y="2.475cm">
          <draw:text-box>
            <text:p text:style-name="P1"><text:span text:style-name="T1">Студент группы <text:s/></text:span><text:span text:style-name="T3">М8О-106Б-21</text:span><text:span text:style-name="T12"> </text:span><text:span text:style-name="T3">Мезенин Олег Александрович</text:span><text:span text:style-name="T1">, <text:s/>№ по списку <text:s/></text:span><text:span text:style-name="T3">10</text:span></text:p>
          </draw:text-box>
        </draw:frame>
        <draw:frame draw:style-name="gr34" draw:text-style-name="P2" draw:layer="layout" svg:width="10.708cm" svg:height="0.39cm" svg:x="6.91cm" svg:y="3.278cm">
          <draw:text-box>
            <text:p text:style-name="P1"><text:span text:style-name="T1">Контакты www, e-mail, icq, skype</text:span><text:span text:style-name="T3"> <text:s text:c="7"/></text:span><text:span text:style-name="T3"><text:a xlink:href="mailto:Jktu332@yandex.ru" xlink:type="simple">Jktu332@yandex.ru</text:a></text:span><text:span text:style-name="T3"><text:s text:c="8"/></text:span></text:p>
          </draw:text-box>
        </draw:frame>
        <draw:frame draw:style-name="gr35" draw:text-style-name="P2" draw:layer="layout" svg:width="7.33cm" svg:height="0.39cm" svg:x="10.114cm" svg:y="4.087cm">
          <draw:text-box>
            <text:p text:style-name="P1"><text:span text:style-name="T1">Работа выполнена: « 28 » </text:span><text:span text:style-name="T13">февраля</text:span><text:span text:style-name="T3"> </text:span><text:span text:style-name="T12">202</text:span><text:span text:style-name="T3">2</text:span><text:span text:style-name="T1">г.</text:span></text:p>
          </draw:text-box>
        </draw:frame>
        <draw:frame draw:style-name="gr36" draw:text-style-name="P2" draw:layer="layout" svg:width="8.981cm" svg:height="0.39cm" svg:x="10.119cm" svg:y="4.898cm">
          <draw:text-box>
            <text:p text:style-name="P1"><text:span text:style-name="T1">Преподаватель: </text:span><text:span text:style-name="T3"><text:s text:c="2"/>ст. преп. <text:s/></text:span><text:span text:style-name="T12">каф. 806</text:span><text:span text:style-name="T3"> <text:s text:c="2"/>Дубинин А.В. <text:s text:c="2"/></text:span></text:p>
          </draw:text-box>
        </draw:frame>
        <draw:frame draw:style-name="gr37" draw:text-style-name="P2" draw:layer="layout" svg:width="9.044cm" svg:height="0.39cm" svg:x="10.118cm" svg:y="5.72cm">
          <draw:text-box>
            <text:p text:style-name="P1"><text:span text:style-name="T1">Входной контроль знаний с оценкой <text:s/></text:span><text:span text:style-name="T3"><text:s text:c="37"/></text:span></text:p>
          </draw:text-box>
        </draw:frame>
        <draw:frame draw:style-name="gr38" draw:text-style-name="P2" draw:layer="layout" svg:width="9.049cm" svg:height="0.39cm" svg:x="10.118cm" svg:y="6.509cm">
          <draw:text-box>
            <text:p text:style-name="P1"><text:span text:style-name="T1">Отчет сдан « <text:s text:c="5"/>» _________202 __ <text:s/>г., <text:s/>итоговая оценка ___</text:span></text:p>
          </draw:text-box>
        </draw:frame>
        <draw:polygon draw:style-name="gr39" draw:text-style-name="P5" draw:layer="layout" svg:width="1.753cm" svg:height="2.1cm" svg:x="2.048cm" svg:y="1.481cm" svg:viewBox="0 0 1754 2101" draw:points="1754,2101 0,2101 0,0 1754,0">
          <text:p/>
        </draw:polygon>
        <draw:frame draw:style-name="gr40" draw:text-style-name="P2" draw:layer="layout" svg:width="6.153cm" svg:height="0.39cm" svg:x="13.011cm" svg:y="7.327cm">
          <draw:text-box>
            <text:p text:style-name="P1"><text:span text:style-name="T1">Подпись преподавателя ______________</text:span></text:p>
          </draw:text-box>
        </draw:frame>
      </draw:page>
      <draw:page draw:name="page2" draw:style-name="dp1" draw:master-page-name="master-page28">
        <draw:frame draw:style-name="gr41" draw:text-style-name="P6" draw:layer="layout" svg:width="5.709cm" svg:height="0.412cm" svg:x="1.764cm" svg:y="1.505cm">
          <draw:text-box>
            <text:p text:style-name="P1"><text:span text:style-name="T2">6. Идея, метод, алгоритм </text:span></text:p>
          </draw:text-box>
        </draw:frame>
        <draw:frame draw:style-name="gr1" draw:text-style-name="P6" draw:layer="layout" svg:width="0.352cm" svg:height="0.39cm" svg:x="6.051cm" svg:y="1.518cm">
          <draw:text-box>
            <text:p text:style-name="P1"><text:span text:style-name="T1"><text:s/></text:span></text:p>
          </draw:text-box>
        </draw:frame>
        <draw:frame draw:style-name="gr42" draw:text-style-name="P7" draw:layer="layout" svg:width="13.468cm" svg:height="0.353cm" svg:x="6.139cm" svg:y="1.55cm">
          <draw:text-box>
            <text:p text:style-name="P1"><text:span text:style-name="T14"><text:s text:c="13"/></text:span><text:span text:style-name="T15">решения задачи (в формах: словесной, псевдокода, графической [блок-схема, диаграмма, рисунок, </text:span></text:p>
          </draw:text-box>
        </draw:frame>
        <draw:frame draw:style-name="gr43" draw:text-style-name="P8" draw:layer="layout" svg:width="9.184cm" svg:height="0.353cm" svg:x="1.764cm" svg:y="1.832cm">
          <draw:text-box>
            <text:p text:style-name="P1"><text:span text:style-name="T15">таблица] <text:s/>или формальные спецификации с пред- и постусловиями)</text:span></text:p>
          </draw:text-box>
        </draw:frame>
        <draw:frame draw:style-name="gr44" draw:text-style-name="P6" draw:layer="layout" svg:width="7.186cm" svg:height="0.412cm" svg:x="1.764cm" svg:y="12.794cm">
          <draw:text-box>
            <text:p text:style-name="P1"><text:span text:style-name="T2">7. Сценарий выполнения работы </text:span></text:p>
          </draw:text-box>
        </draw:frame>
        <draw:frame draw:style-name="gr45" draw:text-style-name="P8" draw:layer="layout" svg:width="12.571cm" svg:height="0.353cm" svg:x="7.404cm" svg:y="12.839cm">
          <draw:text-box>
            <text:p text:style-name="P1"><text:span text:style-name="T15"><text:s text:c="15"/></text:span><text:span text:style-name="T15">[план работы, первоначальный текст программы в черновике (можно на отдельном листе) и </text:span></text:p>
          </draw:text-box>
        </draw:frame>
        <draw:frame draw:style-name="gr46" draw:text-style-name="P8" draw:layer="layout" svg:width="5.937cm" svg:height="0.353cm" svg:x="1.764cm" svg:y="13.121cm">
          <draw:text-box>
            <text:p text:style-name="P1"><text:span text:style-name="T15">тесты либо соображения по тестированию].</text:span></text:p>
          </draw:text-box>
        </draw:frame>
        <draw:frame draw:style-name="gr47" draw:text-style-name="P6" draw:layer="layout" svg:width="14.002cm" svg:height="0.412cm" svg:x="1.764cm" svg:y="26.059cm">
          <draw:text-box>
            <text:p text:style-name="P1"><text:span text:style-name="T5">Пункты 1-7 отчета составляются строго до начала лабораторной работы.</text:span></text:p>
          </draw:text-box>
        </draw:frame>
        <draw:frame draw:style-name="gr48" draw:text-style-name="P6" draw:layer="layout" svg:width="0.352cm" svg:height="0.412cm" svg:x="1.76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3.03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4.30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5.574cm" svg:y="26.905cm">
          <draw:text-box>
            <text:p text:style-name="P1"><text:span text:style-name="T5"><text:s/></text:span></text:p>
          </draw:text-box>
        </draw:frame>
        <draw:frame draw:style-name="gr49" draw:text-style-name="P6" draw:layer="layout" svg:width="15.123cm" svg:height="0.412cm" svg:x="5.8cm" svg:y="26.905cm">
          <draw:text-box>
            <text:p text:style-name="P1"><text:span text:style-name="T5">Допущен к выполнению работы. </text:span><text:span text:style-name="T2"><text:s/>Подпись преподавателя ________________</text:span></text:p>
          </draw:text-box>
        </draw:frame>
        <draw:frame draw:style-name="gr50" draw:text-style-name="P9" draw:layer="layout" svg:width="17.934cm" svg:height="12.1cm" svg:x="1.827cm" svg:y="13.608cm">
          <draw:text-box>
            <text:p><text:span text:style-name="T16">1) Придумать алгоритм для решения задачи.</text:span></text:p>
            <text:p><text:span text:style-name="T16">2) Реализовать функцию die, печатающую переданный текст ошибки и завершающую программу.</text:span></text:p>
            <text:p><text:span text:style-name="T16">3) Инициализировать переменные SUFFIX, NUMBER, PATH_FILES, SHOW_NUMBER, </text:span></text:p>
            <text:p><text:span text:style-name="T16">SEPARATOR, COPY_TEXT.</text:span></text:p>
            <text:p><text:span text:style-name="T16">4) Реализовать чтение дополнительных аргументов.</text:span></text:p>
            <text:p><text:span text:style-name="T16">5) Реализовать чтение основных аргументов.</text:span></text:p>
            <text:p><text:span text:style-name="T16">6) Реализовать поиск файлов, вычисление количества требуемых копий и их присоединение к</text:span></text:p>
            <text:p><text:span text:style-name="T16">содержимому файла.</text:span></text:p>
          </draw:text-box>
        </draw:frame>
        <draw:frame draw:style-name="gr51" draw:text-style-name="P9" draw:layer="layout" svg:width="17.4cm" svg:height="10cm" svg:x="1.7cm" svg:y="2.4cm">
          <draw:text-box>
            <text:p><text:span text:style-name="T16">1) На вход программе будут передаваться два основных аргумента: суффикс (SUFFIX), по которому </text:span><text:span text:style-name="T16">будут искаться файлы для удлинения, и размер (NUMBER), до которого нужно удлинить содержимое </text:span><text:span text:style-name="T16">этих файлов. </text:span></text:p>
            <text:p><text:span text:style-name="T16">2) Третий аргумент будет опциональный: он должен содержать имя файла (FILE), копии содержимого </text:span><text:span text:style-name="T16">которого будут присоединяться к содержимому файлов с указанным суффиксом. Если третий </text:span><text:span text:style-name="T16">аргумент не указан, то чтение производится со стандартного ввода.</text:span></text:p>
            <text:p><text:span text:style-name="T16">3) Также будут дополнительные ключи и параметры:</text:span></text:p>
            <text:p><text:span text:style-name="T16"><text:tab/></text:span><text:span text:style-name="T16">-h, --help — вывод справки</text:span></text:p>
            <text:p><text:span text:style-name="T16"><text:tab/></text:span><text:span text:style-name="T16">-p, --path PATH_FILES — путь, где нужно искать файлы с указанным суффиксом. По </text:span><text:span text:style-name="T16">умолчанию — текущая директория.</text:span></text:p>
            <text:p><text:span text:style-name="T16"><text:tab/></text:span><text:span text:style-name="T16">-c — вывести для каждого файла количество копий, которое понадобилось для удлинения </text:span><text:span text:style-name="T16">файла.</text:span></text:p>
            <text:p><text:span text:style-name="T16"><text:tab/></text:span><text:span text:style-name="T16">-s, --separator SEPARATOR — вставлять между копиями SEPARATOR. По умолчанию — </text:span><text:span text:style-name="T16">пустая строка. <text:s text:c="3"/></text:span></text:p>
            <text:p><text:span text:style-name="T16">4) В итоге инструкция для использования команды будет выглядеть так:</text:span></text:p>
            <text:p><text:span text:style-name="T16"><text:tab/></text:span><text:span text:style-name="T16">cmd [OPTION] SUFFIX NUMBER [FILE]</text:span></text:p>
          </draw:text-box>
        </draw:frame>
      </draw:page>
      <draw:page draw:name="page3" draw:style-name="dp1" draw:master-page-name="master-page35">
        <draw:frame draw:style-name="gr52" draw:text-style-name="P6" draw:layer="layout" svg:width="5.607cm" svg:height="0.412cm" svg:x="1.676cm" svg:y="1.887cm">
          <draw:text-box>
            <text:p text:style-name="P1"><text:span text:style-name="T2">8. Распечатка протокола </text:span></text:p>
          </draw:text-box>
        </draw:frame>
        <draw:frame draw:style-name="gr53" draw:text-style-name="P7" draw:layer="layout" svg:width="14.154cm" svg:height="0.353cm" svg:x="5.944cm" svg:y="1.932cm">
          <draw:text-box>
            <text:p text:style-name="P1"><text:span text:style-name="T14"><text:s text:c="12"/></text:span><text:span text:style-name="T14">(подклеить листинг окончательного варианта программы с тестовыми примерами, подписанный </text:span></text:p>
          </draw:text-box>
        </draw:frame>
        <draw:frame draw:style-name="gr54" draw:text-style-name="P7" draw:layer="layout" svg:width="2.352cm" svg:height="0.353cm" svg:x="1.676cm" svg:y="2.214cm">
          <draw:text-box>
            <text:p text:style-name="P1"><text:span text:style-name="T14">преподавателем).</text:span></text:p>
          </draw:text-box>
        </draw:frame>
      </draw:page>
      <draw:page draw:name="page4" draw:style-name="dp1" draw:master-page-name="master-page38">
        <draw:frame draw:style-name="gr55" draw:text-style-name="P6" draw:layer="layout" svg:width="4.443cm" svg:height="0.412cm" svg:x="1.043cm" svg:y="1.423cm">
          <draw:text-box>
            <text:p text:style-name="P1"><text:span text:style-name="T2">9. Дневник отладки</text:span></text:p>
          </draw:text-box>
        </draw:frame>
        <draw:frame draw:style-name="gr56" draw:text-style-name="P7" draw:layer="layout" svg:width="0.317cm" svg:height="0.374cm" svg:x="4.447cm" svg:y="1.456cm">
          <draw:text-box>
            <text:p text:style-name="P1"><text:span text:style-name="T17"><text:s/></text:span></text:p>
          </draw:text-box>
        </draw:frame>
        <draw:frame draw:style-name="gr57" draw:text-style-name="P10" draw:layer="layout" svg:width="14.175cm" svg:height="0.353cm" svg:x="5.2cm" svg:y="1.5cm">
          <draw:text-box>
            <text:p text:style-name="P1"><text:span text:style-name="T14">должен содержать дату и время сеансов отладки и основные события (ошибки в сценарии и программе, </text:span></text:p>
          </draw:text-box>
        </draw:frame>
        <draw:frame draw:style-name="gr58" draw:text-style-name="P7" draw:layer="layout" svg:width="17.829cm" svg:height="0.353cm" svg:x="1.043cm" svg:y="1.891cm">
          <draw:text-box>
            <text:p text:style-name="P1"><text:span text:style-name="T14">нестандартные ситуации) и краткие комментарии к ним. В дневнике отладки приводятся сведения об использовании других ЭВМ, </text:span></text:p>
          </draw:text-box>
        </draw:frame>
        <draw:polygon draw:style-name="gr59" draw:text-style-name="P5" draw:layer="layout" svg:width="18.102cm" svg:height="13.975cm" svg:x="1.042cm" svg:y="3.292cm" svg:viewBox="0 0 18103 13976" draw:points="0,0 18103,0 18103,13976 0,13976">
          <text:p/>
        </draw:polygon>
        <draw:line draw:style-name="gr59" draw:text-style-name="P5" draw:layer="layout" svg:x1="1.042cm" svg:y1="4.529cm" svg:x2="19.144cm" svg:y2="4.529cm">
          <text:p/>
        </draw:line>
        <draw:line draw:style-name="gr59" draw:text-style-name="P5" draw:layer="layout" svg:x1="14.512cm" svg:y1="3.292cm" svg:x2="14.512cm" svg:y2="17.267cm">
          <text:p/>
        </draw:line>
        <draw:line draw:style-name="gr59" draw:text-style-name="P5" draw:layer="layout" svg:x1="9.619cm" svg:y1="3.292cm" svg:x2="9.619cm" svg:y2="17.267cm">
          <text:p/>
        </draw:line>
        <draw:line draw:style-name="gr59" draw:text-style-name="P5" draw:layer="layout" svg:x1="5.699cm" svg:y1="3.292cm" svg:x2="5.699cm" svg:y2="17.267cm">
          <text:p/>
        </draw:line>
        <draw:line draw:style-name="gr59" draw:text-style-name="P5" draw:layer="layout" svg:x1="4.2cm" svg:y1="3.292cm" svg:x2="4.2cm" svg:y2="17.267cm">
          <text:p/>
        </draw:line>
        <draw:line draw:style-name="gr59" draw:text-style-name="P5" draw:layer="layout" svg:x1="2.964cm" svg:y1="3.292cm" svg:x2="2.964cm" svg:y2="17.267cm">
          <text:p/>
        </draw:line>
        <draw:line draw:style-name="gr59" draw:text-style-name="P5" draw:layer="layout" svg:x1="1.711cm" svg:y1="3.292cm" svg:x2="1.711cm" svg:y2="17.267cm">
          <text:p/>
        </draw:line>
        <draw:frame draw:style-name="gr60" draw:text-style-name="P7" draw:layer="layout" svg:width="11.83cm" svg:height="0.353cm" svg:x="1.043cm" svg:y="2.314cm">
          <draw:text-box>
            <text:p text:style-name="P1"><text:span text:style-name="T14">существенном участии преподавателя и других лиц в написании и отладке программы.</text:span></text:p>
          </draw:text-box>
        </draw:frame>
        <draw:frame draw:style-name="gr61" draw:text-style-name="P6" draw:layer="layout" svg:width="16.533cm" svg:height="0.39cm" svg:x="1.288cm" svg:y="3.3cm">
          <draw:text-box>
            <text:p text:style-name="P1"><text:span text:style-name="T1">№ <text:s text:c="3"/></text:span><text:span text:style-name="T1">Лаб. <text:s text:c="5"/>Дата <text:s text:c="5"/>Время <text:s text:c="17"/>Событие <text:s text:c="19"/>Действие по исправлению <text:s text:c="21"/></text:span><text:span text:style-name="T1">Примечание</text:span></text:p>
          </draw:text-box>
        </draw:frame>
        <draw:frame draw:style-name="gr62" draw:text-style-name="P6" draw:layer="layout" svg:width="1.348cm" svg:height="0.39cm" svg:x="1.288cm" svg:y="3.723cm">
          <draw:text-box>
            <text:p text:style-name="P1"><text:span text:style-name="T1"><text:s text:c="9"/></text:span><text:span text:style-name="T1">или</text:span></text:p>
          </draw:text-box>
        </draw:frame>
        <draw:frame draw:style-name="gr63" draw:text-style-name="P6" draw:layer="layout" svg:width="1.382cm" svg:height="0.39cm" svg:x="1.288cm" svg:y="4.147cm">
          <draw:text-box>
            <text:p text:style-name="P1"><text:span text:style-name="T1"><text:s text:c="8"/></text:span><text:span text:style-name="T1">дом.</text:span></text:p>
          </draw:text-box>
        </draw:frame>
        <draw:frame draw:style-name="gr64" draw:text-style-name="P6" draw:layer="layout" svg:width="5.573cm" svg:height="0.412cm" svg:x="1.727cm" svg:y="17.663cm">
          <draw:text-box>
            <text:p text:style-name="P1"><text:span text:style-name="T2">1</text:span><text:span text:style-name="T2">0</text:span><text:span text:style-name="T2">.</text:span><text:span text:style-name="T2"> </text:span><text:span text:style-name="T2"><text:s/></text:span><text:span text:style-name="T2">З</text:span><text:span text:style-name="T2">а</text:span><text:span text:style-name="T2">м</text:span><text:span text:style-name="T2">е</text:span><text:span text:style-name="T2">ч</text:span><text:span text:style-name="T2">а</text:span><text:span text:style-name="T2">н</text:span><text:span text:style-name="T2">и</text:span><text:span text:style-name="T2">я</text:span><text:span text:style-name="T2"> </text:span><text:span text:style-name="T2">а</text:span><text:span text:style-name="T2">в</text:span><text:span text:style-name="T2">т</text:span><text:span text:style-name="T2">о</text:span><text:span text:style-name="T2">р</text:span><text:span text:style-name="T2">а</text:span><text:span text:style-name="T2"> </text:span></text:p>
          </draw:text-box>
        </draw:frame>
        <draw:frame draw:style-name="gr65" draw:text-style-name="P2" draw:layer="layout" svg:width="13.972cm" svg:height="0.39cm" svg:x="6.5cm" svg:y="17.7cm">
          <draw:text-box>
            <text:p text:style-name="P1"><text:span text:style-name="T1">по существу работы _______________________________________________________</text:span></text:p>
          </draw:text-box>
        </draw:frame>
        <draw:frame draw:style-name="gr66" draw:text-style-name="P6" draw:layer="layout" svg:width="18.849cm" svg:height="0.39cm" svg:x="1.129cm" svg:y="18.081cm">
          <draw:text-box>
            <text:p text:style-name="P1"><text:span text:style-name="T1"><text:s text:c="2"/></text:span><text:span text:style-name="T1">_____________________________________________________________________________________________________</text:span><text:span text:style-name="T1">_</text:span></text:p>
          </draw:text-box>
        </draw:frame>
        <draw:frame draw:style-name="gr66" draw:text-style-name="P6" draw:layer="layout" svg:width="18.849cm" svg:height="0.39cm" svg:x="1.129cm" svg:y="18.487cm">
          <draw:text-box>
            <text:p text:style-name="P1"><text:span text:style-name="T1"><text:s text:c="2"/></text:span><text:span text:style-name="T1">_____________________________________________________________________________________________________</text:span><text:span text:style-name="T1">_</text:span></text:p>
          </draw:text-box>
        </draw:frame>
        <draw:frame draw:style-name="gr66" draw:text-style-name="P6" draw:layer="layout" svg:width="18.849cm" svg:height="0.39cm" svg:x="1.151cm" svg:y="18.91cm">
          <draw:text-box>
            <text:p text:style-name="P1"><text:span text:style-name="T1"><text:s text:c="2"/></text:span><text:span text:style-name="T1">_____________________________________________________________________</text:span><text:span text:style-name="T1">_________________________________</text:span></text:p>
          </draw:text-box>
        </draw:frame>
        <draw:frame draw:style-name="gr67" draw:text-style-name="P6" draw:layer="layout" svg:width="2.415cm" svg:height="0.471cm" svg:x="1.7cm" svg:y="19.298cm">
          <draw:text-box>
            <text:p text:style-name="P1"><text:span text:style-name="T1"><text:s/></text:span><text:span text:style-name="T18">11.</text:span><text:span text:style-name="T10"> </text:span><text:span text:style-name="T1"><text:s/></text:span><text:span text:style-name="T18">Выводы</text:span></text:p>
          </draw:text-box>
        </draw:frame>
        <draw:frame draw:style-name="gr68" draw:text-style-name="P3" draw:layer="layout" svg:width="24.975cm" svg:height="5.641cm" svg:x="1.229cm" svg:y="19.704cm">
          <draw:text-box>
            <text:p text:style-name="P1"><text:span text:style-name="T19"><text:s/></text:span><text:span text:style-name="T19">Мною был </text:span><text:span text:style-name="T19">изучен </text:span><text:span text:style-name="T19">синтаксис </text:span><text:span text:style-name="T19">интерпретир</text:span><text:span text:style-name="T19">уемого </text:span><text:span text:style-name="T19">языка Bash, а </text:span><text:span text:style-name="T19">также были </text:span><text:span text:style-name="T19">получены </text:span><text:span text:style-name="T19">навыки по <text:s text:c="4"/></text:span><text:span text:style-name="T19"><text:s text:c="4"/></text:span></text:p>
            <text:p text:style-name="P1"><text:span text:style-name="T19">составлению </text:span><text:span text:style-name="T19">программ на </text:span><text:span text:style-name="T19">этом языке. </text:span><text:span text:style-name="T19">В ходе </text:span><text:span text:style-name="T19">лабораторно</text:span><text:span text:style-name="T19">й работы </text:span><text:span text:style-name="T19">стало </text:span><text:span text:style-name="T19">известно о </text:span><text:span text:style-name="T19">команде </text:span><text:span text:style-name="T19">read, <text:s text:c="5"/></text:span></text:p>
            <text:p text:style-name="P1"><text:span text:style-name="T19">позволяюще</text:span><text:span text:style-name="T19">й читать </text:span><text:span text:style-name="T19">строку со </text:span><text:span text:style-name="T19">стандартног</text:span><text:span text:style-name="T19">о ввода, а </text:span><text:span text:style-name="T19">также о том, </text:span><text:span text:style-name="T19">что </text:span><text:span text:style-name="T19">конвейер </text:span><text:span text:style-name="T19">можно </text:span><text:span text:style-name="T19">перевернуть </text:span><text:span text:style-name="T19">- </text:span></text:p>
            <text:p text:style-name="P1"><text:span text:style-name="T19">это </text:span><text:span text:style-name="T19">позволяет в </text:span><text:span text:style-name="T19">некоторых </text:span><text:span text:style-name="T19">случаях </text:span><text:span text:style-name="T19">избежать </text:span><text:span text:style-name="T19">проблемы с </text:span><text:span text:style-name="T19">областью </text:span><text:span text:style-name="T19">действия </text:span><text:span text:style-name="T19">переменных. </text:span><text:span text:style-name="T19"><text:s text:c="20"/></text:span></text:p>
            <text:p text:style-name="P1"><text:span text:style-name="T19"><text:s text:c="23"/></text:span><text:span text:style-name="T19"><text:s text:c="23"/></text:span><text:span text:style-name="T19"><text:s text:c="23"/></text:span><text:span text:style-name="T19"><text:s text:c="23"/></text:span><text:span text:style-name="T19"><text:s text:c="23"/></text:span><text:span text:style-name="T19"><text:s text:c="23"/></text:span><text:span text:style-name="T19"><text:s text:c="23"/></text:span><text:span text:style-name="T19"><text:s text:c="14"/></text:span></text:p>
            <text:p text:style-name="P1"><text:span text:style-name="T19"><text:s text:c="23"/></text:span><text:span text:style-name="T19"><text:s text:c="23"/></text:span><text:span text:style-name="T19"><text:s text:c="23"/></text:span><text:span text:style-name="T19"><text:s text:c="23"/></text:span><text:span text:style-name="T19"><text:s text:c="23"/></text:span><text:span text:style-name="T19"><text:s text:c="23"/></text:span><text:span text:style-name="T19"><text:s text:c="23"/></text:span><text:span text:style-name="T19"><text:s text:c="14"/></text:span></text:p>
            <text:p text:style-name="P1"><text:span text:style-name="T19"><text:s text:c="23"/></text:span><text:span text:style-name="T19"><text:s text:c="23"/></text:span><text:span text:style-name="T19"><text:s text:c="23"/></text:span><text:span text:style-name="T19"><text:s text:c="23"/></text:span><text:span text:style-name="T19"><text:s text:c="23"/></text:span><text:span text:style-name="T19"><text:s text:c="23"/></text:span><text:span text:style-name="T19"><text:s text:c="23"/></text:span><text:span text:style-name="T19"><text:s text:c="14"/></text:span></text:p>
            <text:p text:style-name="P1"><text:span text:style-name="T19"><text:s text:c="23"/></text:span><text:span text:style-name="T19"><text:s text:c="23"/></text:span><text:span text:style-name="T19"><text:s text:c="23"/></text:span><text:span text:style-name="T19"><text:s text:c="23"/></text:span><text:span text:style-name="T19"><text:s text:c="23"/></text:span><text:span text:style-name="T19"><text:s text:c="23"/></text:span><text:span text:style-name="T19"><text:s text:c="23"/></text:span><text:span text:style-name="T19"><text:s text:c="14"/></text:span></text:p>
            <text:p text:style-name="P1"><text:span text:style-name="T19"><text:s text:c="23"/></text:span><text:span text:style-name="T19"><text:s text:c="23"/></text:span><text:span text:style-name="T19"><text:s text:c="23"/></text:span><text:span text:style-name="T19"><text:s text:c="23"/></text:span><text:span text:style-name="T19"><text:s text:c="23"/></text:span><text:span text:style-name="T19"><text:s text:c="23"/></text:span><text:span text:style-name="T19"><text:s text:c="23"/></text:span><text:span text:style-name="T19"><text:s text:c="14"/></text:span></text:p>
            <text:p text:style-name="P1"><text:span text:style-name="T19"><text:s text:c="23"/></text:span><text:span text:style-name="T19"><text:s text:c="23"/></text:span><text:span text:style-name="T19"><text:s text:c="23"/></text:span><text:span text:style-name="T19"><text:s text:c="23"/></text:span><text:span text:style-name="T19"><text:s text:c="23"/></text:span><text:span text:style-name="T19"><text:s text:c="23"/></text:span><text:span text:style-name="T19"><text:s text:c="23"/></text:span><text:span text:style-name="T19"><text:s text:c="14"/></text:span></text:p>
            <text:p text:style-name="P1"><text:span text:style-name="T19"/></text:p>
          </draw:text-box>
        </draw:frame>
        <draw:frame draw:style-name="gr69" draw:text-style-name="P2" draw:layer="layout" svg:width="18.735cm" svg:height="0.39cm" svg:x="1.129cm" svg:y="24.978cm">
          <draw:text-box>
            <text:p text:style-name="P1"><text:span text:style-name="T1"><text:s text:c="10"/></text:span><text:span text:style-name="T1">Недочёты при выполнении задания могут быть устранены следующим образом: </text:span><text:span text:style-name="T1">________________________________</text:span></text:p>
          </draw:text-box>
        </draw:frame>
        <draw:frame draw:style-name="gr66" draw:text-style-name="P6" draw:layer="layout" svg:width="18.849cm" svg:height="0.39cm" svg:x="1.129cm" svg:y="25.384cm">
          <draw:text-box>
            <text:p text:style-name="P1"><text:span text:style-name="T1"><text:s text:c="2"/></text:span><text:span text:style-name="T1">_____________________________________________________________________________________________________</text:span><text:span text:style-name="T1">____</text:span></text:p>
          </draw:text-box>
        </draw:frame>
        <draw:frame draw:style-name="gr66" draw:text-style-name="P6" draw:layer="layout" svg:width="18.849cm" svg:height="0.39cm" svg:x="1.129cm" svg:y="25.789cm">
          <draw:text-box>
            <text:p text:style-name="P1"><text:span text:style-name="T1"><text:s text:c="2"/></text:span><text:span text:style-name="T1">_____________________________________________________________________________________________________</text:span><text:span text:style-name="T1">____</text:span></text:p>
          </draw:text-box>
        </draw:frame>
        <draw:frame draw:style-name="gr66" draw:text-style-name="P6" draw:layer="layout" svg:width="18.849cm" svg:height="0.39cm" svg:x="1.129cm" svg:y="26.195cm">
          <draw:text-box>
            <text:p text:style-name="P1"><text:span text:style-name="T1"><text:s text:c="2"/></text:span><text:span text:style-name="T1">_____________________________________________________________________________________________________</text:span><text:span text:style-name="T1">____</text:span></text:p>
          </draw:text-box>
        </draw:frame>
        <draw:frame draw:style-name="gr66" draw:text-style-name="P6" draw:layer="layout" svg:width="18.849cm" svg:height="0.39cm" svg:x="1.129cm" svg:y="26.601cm">
          <draw:text-box>
            <text:p text:style-name="P1"><text:span text:style-name="T1"><text:s text:c="2"/></text:span><text:span text:style-name="T1">_____________________________________________________________________________________________________</text:span><text:span text:style-name="T1">____</text:span></text:p>
          </draw:text-box>
        </draw:frame>
        <draw:frame draw:style-name="gr66" draw:text-style-name="P6" draw:layer="layout" svg:width="18.849cm" svg:height="0.39cm" svg:x="1.129cm" svg:y="27.007cm">
          <draw:text-box>
            <text:p text:style-name="P1"><text:span text:style-name="T1"><text:s text:c="2"/></text:span><text:span text:style-name="T1">_____________________________________________________________________________________________________</text:span><text:span text:style-name="T1">____</text:span></text:p>
          </draw:text-box>
        </draw:frame>
        <draw:frame draw:style-name="gr1" draw:text-style-name="P6" draw:layer="layout" svg:width="0.352cm" svg:height="0.39cm" svg:x="1.12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2.39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3.66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4.93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6.20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7.47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8.74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0.01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1.289cm" svg:y="27.818cm">
          <draw:text-box>
            <text:p text:style-name="P1"><text:span text:style-name="T1"><text:s/></text:span></text:p>
          </draw:text-box>
        </draw:frame>
        <draw:frame draw:style-name="gr70" draw:text-style-name="P6" draw:layer="layout" svg:width="6.441cm" svg:height="0.39cm" svg:x="12.559cm" svg:y="27.818cm">
          <draw:text-box>
            <text:p text:style-name="P1"><text:span text:style-name="T1"><text:s text:c="7"/></text:span><text:span text:style-name="T1">Подпись студента _________________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1.7cm" fo:margin-right="1.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8" style:page-layout-name="PM0" draw:style-name="Mdp1"/>
    <style:master-page style:name="master-page35" style:page-layout-name="PM0" draw:style-name="Mdp1"/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7T20:44:24.460968107</dc:date>
    <meta:editing-duration>PT11H29M31S</meta:editing-duration>
    <meta:editing-cycles>140</meta:editing-cycles>
    <meta:generator>LibreOffice/6.4.7.2$Linux_X86_64 LibreOffice_project/40$Build-2</meta:generator>
    <meta:document-statistic meta:object-count="116"/>
  </office:meta>
</office:document-meta>
</file>